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768" fo:font-size="10pt" officeooo:rsid="000b3282" officeooo:paragraph-rsid="000b3282" fo:background-color="transparent" style:font-size-asian="10pt" style:font-size-complex="10pt"/>
    </style:style>
    <style:style style:name="P2" style:family="paragraph" style:parent-style-name="Standard">
      <style:text-properties fo:font-size="10pt" fo:background-color="transparent" style:font-size-asian="10pt" style:font-size-complex="10pt"/>
    </style:style>
    <style:style style:name="P3" style:family="paragraph" style:parent-style-name="Standard">
      <style:text-properties fo:font-size="10pt" officeooo:paragraph-rsid="000b3282" fo:background-color="transparent" style:font-size-asian="10pt" style:font-size-complex="10pt"/>
    </style:style>
    <style:style style:name="P4" style:family="paragraph" style:parent-style-name="Standard">
      <style:text-properties fo:font-size="10pt" officeooo:rsid="000b3282" officeooo:paragraph-rsid="000b3282" fo:background-color="transparent" style:font-size-asian="10pt" style:font-size-complex="10pt"/>
    </style:style>
    <style:style style:name="P5" style:family="paragraph" style:parent-style-name="Standard">
      <style:text-properties fo:font-size="10pt" officeooo:rsid="000b3282" officeooo:paragraph-rsid="000fd810" fo:background-color="transparent" style:font-size-asian="10pt" style:font-size-complex="10pt"/>
    </style:style>
    <style:style style:name="P6" style:family="paragraph" style:parent-style-name="Standard">
      <style:text-properties fo:font-size="10pt" officeooo:rsid="0016fd5b" officeooo:paragraph-rsid="0016fd5b" fo:background-color="transparent" style:font-size-asian="10pt" style:font-size-complex="10pt"/>
    </style:style>
    <style:style style:name="P7" style:family="paragraph" style:parent-style-name="Standard">
      <style:text-properties fo:font-size="10pt" officeooo:rsid="00188dbb" officeooo:paragraph-rsid="00188dbb" fo:background-color="transparent" style:font-size-asian="10pt" style:font-size-complex="10pt"/>
    </style:style>
    <style:style style:name="T1" style:family="text">
      <style:text-properties officeooo:rsid="000b3282"/>
    </style:style>
    <style:style style:name="T2" style:family="text">
      <style:text-properties fo:color="#000768"/>
    </style:style>
    <style:style style:name="T3" style:family="text">
      <style:text-properties fo:color="#000768" fo:background-color="#ffff00" loext:char-shading-value="0"/>
    </style:style>
    <style:style style:name="T4" style:family="text">
      <style:text-properties fo:color="#000768" style:text-position="sub 58%"/>
    </style:style>
    <style:style style:name="T5" style:family="text">
      <style:text-properties fo:color="#000768" style:text-position="sub 58%" fo:background-color="#ffff00" loext:char-shading-value="0"/>
    </style:style>
    <style:style style:name="T6" style:family="text">
      <style:text-properties fo:color="#000768" style:text-position="sub 58%" officeooo:rsid="0015ed43" fo:background-color="#ffff00" loext:char-shading-value="0"/>
    </style:style>
    <style:style style:name="T7" style:family="text">
      <style:text-properties fo:color="#000768" style:text-position="sub 58%"/>
    </style:style>
    <style:style style:name="T8" style:family="text">
      <style:text-properties fo:color="#000768" style:text-position="sub 58%" officeooo:rsid="0015ed43"/>
    </style:style>
    <style:style style:name="T9" style:family="text">
      <style:text-properties fo:color="#000768" style:text-position="sub 58%" officeooo:rsid="0015ed43"/>
    </style:style>
    <style:style style:name="T10" style:family="text">
      <style:text-properties fo:color="#000768"/>
    </style:style>
    <style:style style:name="T11" style:family="text">
      <style:text-properties style:text-position="sub 58%"/>
    </style:style>
    <style:style style:name="T12" style:family="text">
      <style:text-properties officeooo:rsid="0018b8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DS1 – Vinicius Araujo Lopes – <text:span text:style-name="T12">Goiânia, 30/09/2019.</text:span></text:p>
      <text:p text:style-name="P7"/>
      <text:p text:style-name="P2"><text:span text:style-name="T1">1. </text:span>Execute as seguintes conversões de base:</text:p>
      <text:p text:style-name="P3">a) (<text:bookmark-start text:name="__DdeLink__1_3650498210"/><text:bookmark-start text:name="__DdeLink__67_1663604052"/>1110101<text:bookmark-end text:name="__DdeLink__1_3650498210"/><text:bookmark-end text:name="__DdeLink__67_1663604052"/>) <text:span text:style-name="T11">2</text:span> = (...) <text:span text:style-name="T11">10</text:span></text:p>
      <text:p text:style-name="P4">R: <text:s/><text:span text:style-name="T2">117</text:span></text:p>
      <text:p text:style-name="P4"><text:span text:style-name="T2">Binária: 1110101</text:span><text:span text:style-name="T4">2</text:span></text:p>
      <text:p text:style-name="P4"><text:span text:style-name="T2">Para Octal<text:tab/><text:tab/>: 1110101</text:span><text:span text:style-name="T4">2</text:span><text:span text:style-name="T2"> = 165</text:span><text:span text:style-name="T4">8</text:span></text:p>
      <text:p text:style-name="P4"><text:span text:style-name="T2">Para Decimal<text:tab/><text:tab/>: 1110101</text:span><text:span text:style-name="T4">2</text:span><text:span text:style-name="T2"> = 117</text:span><text:span text:style-name="T4">10</text:span></text:p>
      <text:p text:style-name="P4"><text:span text:style-name="T2">Para Hexadecimal<text:tab/>: 1110101</text:span><text:span text:style-name="T4">2</text:span><text:span text:style-name="T2"> = 75</text:span><text:span text:style-name="T4">16</text:span></text:p>
      <text:p text:style-name="P4"/>
      <text:p text:style-name="P3">b) (<text:bookmark-start text:name="__DdeLink__6_3650498210"/>138<text:bookmark-end text:name="__DdeLink__6_3650498210"/>) <text:span text:style-name="T11">10</text:span> = (........) <text:span text:style-name="T11">2</text:span></text:p>
      <text:p text:style-name="P4">R: <text:bookmark-start text:name="__DdeLink__44_1663604052"/><text:span text:style-name="T2">10001010</text:span><text:bookmark-end text:name="__DdeLink__44_1663604052"/></text:p>
      <text:p text:style-name="P4"><text:span text:style-name="T2">Decimal: 138</text:span><text:span text:style-name="T4">10</text:span></text:p>
      <text:p text:style-name="P4"><text:span text:style-name="T2">Para Binária<text:tab/><text:tab/>: 138</text:span><text:span text:style-name="T4">10</text:span><text:span text:style-name="T2"> = 10001010</text:span><text:span text:style-name="T4">2</text:span></text:p>
      <text:p text:style-name="P4"><text:span text:style-name="T2">Para Octal<text:tab/><text:tab/>: 138</text:span><text:span text:style-name="T4">10 </text:span><text:span text:style-name="T2">= 212</text:span><text:span text:style-name="T4">8</text:span></text:p>
      <text:p text:style-name="P4"><text:span text:style-name="T2">Para Hexadecimal<text:tab/>: 138</text:span><text:span text:style-name="T4">10</text:span><text:span text:style-name="T2"> = 8A</text:span><text:span text:style-name="T4">1</text:span><text:span text:style-name="T8">6</text:span></text:p>
      <text:p text:style-name="P1"/>
      <text:p text:style-name="P3">c) (<text:bookmark-start text:name="__DdeLink__64_1663604052"/>2019<text:bookmark-end text:name="__DdeLink__64_1663604052"/>) <text:span text:style-name="T11">10</text:span> = (...........) <text:span text:style-name="T11">2</text:span></text:p>
      <text:p text:style-name="P5">R: <text:span text:style-name="T2">11111100011</text:span></text:p>
      <text:p text:style-name="P5"><text:span text:style-name="T2">Decimal: 2019</text:span><text:span text:style-name="T4">10</text:span></text:p>
      <text:p text:style-name="P5"><text:span text:style-name="T2">Para Binária<text:tab/><text:tab/>: 2019(10) = 11111100011</text:span><text:span text:style-name="T4">2</text:span></text:p>
      <text:p text:style-name="P5"><text:span text:style-name="T2">Para Octal<text:tab/><text:tab/>: 2019(10) = 3743</text:span><text:span text:style-name="T4">8</text:span></text:p>
      <text:p text:style-name="P5"><text:span text:style-name="T2">Para Hexadecimal<text:tab/>: 2019(10) = 7E3</text:span><text:span text:style-name="T4">16</text:span></text:p>
      <text:p text:style-name="P5"><text:span text:style-name="T2"/></text:p>
      <text:p text:style-name="P3">d) (<text:bookmark-start text:name="__DdeLink__48_1663604052"/><text:bookmark-start text:name="__DdeLink__62_1663604052"/>10010010101<text:bookmark-end text:name="__DdeLink__48_1663604052"/><text:bookmark-end text:name="__DdeLink__62_1663604052"/>) <text:span text:style-name="T11">2</text:span> = (....) <text:span text:style-name="T11">10</text:span></text:p>
      <text:p text:style-name="P5">R: <text:span text:style-name="T2">1173</text:span></text:p>
      <text:p text:style-name="P5"><text:span text:style-name="T2">Binária: 10010010101</text:span><text:span text:style-name="T4">2</text:span></text:p>
      <text:p text:style-name="P5"><text:span text:style-name="T2">Para Octal<text:tab/><text:tab/>: 10010010101(</text:span><text:span text:style-name="T4">2</text:span><text:span text:style-name="T2">) = 2225</text:span><text:span text:style-name="T4">8</text:span></text:p>
      <text:p text:style-name="P5"><text:span text:style-name="T2">Para Decimal<text:tab/><text:tab/>: 10010010101(</text:span><text:span text:style-name="T4">2</text:span><text:span text:style-name="T2">) = 1173</text:span><text:span text:style-name="T4">10</text:span></text:p>
      <text:p text:style-name="P5"><text:span text:style-name="T2">Para Hexadecimal<text:tab/>: 10010010101(</text:span><text:span text:style-name="T4">2</text:span><text:span text:style-name="T2">) = 495</text:span><text:span text:style-name="T4">16</text:span></text:p>
      <text:p text:style-name="P5"><text:span text:style-name="T2"/></text:p>
      <text:p text:style-name="P3">e) (<text:bookmark-start text:name="__DdeLink__52_1663604052"/><text:bookmark-start text:name="__DdeLink__60_1663604052"/><text:bookmark-start text:name="__DdeLink__55_1663604052"/>10010010101<text:bookmark-end text:name="__DdeLink__52_1663604052"/><text:bookmark-end text:name="__DdeLink__60_1663604052"/><text:bookmark-end text:name="__DdeLink__55_1663604052"/>) <text:span text:style-name="T11">2</text:span> = (....) <text:span text:style-name="T11">8</text:span></text:p>
      <text:p text:style-name="P5">R: <text:span text:style-name="T2">2225</text:span></text:p>
      <text:p text:style-name="P5"><text:span text:style-name="T2">Binária: 10010010101</text:span><text:span text:style-name="T4">2</text:span></text:p>
      <text:p text:style-name="P5"><text:span text:style-name="T2">Para Octal<text:tab/><text:tab/>: 10010010101</text:span><text:span text:style-name="T4">2</text:span><text:span text:style-name="T2"> = 2225</text:span><text:span text:style-name="T4">8</text:span></text:p>
      <text:p text:style-name="P5"><text:span text:style-name="T2">Para Decimal<text:tab/><text:tab/>: 10010010101</text:span><text:span text:style-name="T4">2</text:span><text:span text:style-name="T2"> = 1173</text:span><text:span text:style-name="T4">10</text:span></text:p>
      <text:p text:style-name="P5"><text:span text:style-name="T2">Para Hexadecimal<text:tab/>: 10010010101</text:span><text:span text:style-name="T4">2</text:span><text:span text:style-name="T2"> = 495</text:span><text:span text:style-name="T4">16</text:span></text:p>
      <text:p text:style-name="P5"><text:span text:style-name="T2"/></text:p>
      <text:p text:style-name="P3">f) (<text:bookmark-start text:name="__DdeLink__57_1663604052"/>10010010101<text:bookmark-end text:name="__DdeLink__57_1663604052"/>) <text:span text:style-name="T11">2</text:span> = (...) <text:span text:style-name="T11">16</text:span></text:p>
      <text:p text:style-name="P5">R: <text:span text:style-name="T2">495</text:span></text:p>
      <text:p text:style-name="P5"><text:span text:style-name="T2">Binária: 10010010101</text:span><text:span text:style-name="T4">2</text:span></text:p>
      <text:p text:style-name="P5"><text:span text:style-name="T2">Para Octal<text:tab/><text:tab/>: 10010010101</text:span><text:span text:style-name="T4">2</text:span><text:span text:style-name="T2"> = 2225</text:span><text:span text:style-name="T4">8</text:span></text:p>
      <text:p text:style-name="P5"><text:span text:style-name="T2">Para Decimal<text:tab/><text:tab/>: 10010010101</text:span><text:span text:style-name="T4">2</text:span><text:span text:style-name="T2"> = 1173</text:span><text:span text:style-name="T4">10</text:span></text:p>
      <text:p text:style-name="P5"><text:span text:style-name="T2">Para Hexadecimal<text:tab/>: 10010010101</text:span><text:span text:style-name="T4">2</text:span><text:span text:style-name="T2"> = 495</text:span><text:span text:style-name="T4">16</text:span></text:p>
      <text:p text:style-name="P5"/>
      <text:p text:style-name="P6">2. Opa... MacGyver is here!</text:p>
      <text:p text:style-name="P6"/>
      <text:p text:style-name="P6">&amp; = 0</text:p>
      <text:p text:style-name="P6">% = 1</text:p>
      <text:p text:style-name="P6"># = 2</text:p>
      <text:p text:style-name="P6">@ = 3</text:p>
      <text:p text:style-name="P6"/>
      <text:p text:style-name="P6">MacGyver<text:tab/>base(4)<text:tab/><text:tab/>Decimal</text:p>
      <text:p text:style-name="P6"><text:s text:c="2"/>% @ # %<text:tab/> 1321<text:tab/><text:tab/>121</text:p>
      <text:p text:style-name="P6"><text:s text:c="5"/># # # &amp; <text:s/><text:tab/> 2220<text:tab/><text:tab/>168 + </text:p>
      <text:p text:style-name="P6"><text:s text:c="2"/>-----------<text:tab/> <text:s/>-----<text:tab/><text:tab/>-----</text:p>
      <text:p text:style-name="P6">% &amp; # &amp; %<text:tab/>10201<text:tab/><text:tab/>289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9:57:47.235246593</meta:creation-date>
    <dc:date>2019-09-30T20:39:13.996550668</dc:date>
    <meta:editing-duration>PT30M</meta:editing-duration>
    <meta:editing-cycles>16</meta:editing-cycles>
    <meta:generator>LibreOffice/6.2.7.1$Linux_X86_64 LibreOffice_project/20$Build-1</meta:generator>
    <meta:document-statistic meta:table-count="0" meta:image-count="0" meta:object-count="0" meta:page-count="1" meta:paragraph-count="48" meta:word-count="224" meta:character-count="1217" meta:non-whitespace-character-count="1005"/>
  </office:meta>
</office:document-meta>
</file>